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e56c" officeooo:paragraph-rsid="000be56c"/>
    </style:style>
    <style:style style:name="P2" style:family="paragraph" style:parent-style-name="Standard">
      <style:text-properties officeooo:rsid="000c596f" officeooo:paragraph-rsid="000c596f"/>
    </style:style>
    <style:style style:name="P3" style:family="paragraph" style:parent-style-name="Standard">
      <style:text-properties officeooo:rsid="000d0299" officeooo:paragraph-rsid="000d0299"/>
    </style:style>
    <style:style style:name="P4" style:family="paragraph" style:parent-style-name="Standard">
      <style:text-properties fo:font-weight="bold" officeooo:rsid="000d0299" officeooo:paragraph-rsid="000d0299" style:font-weight-asian="bold" style:font-weight-complex="bold"/>
    </style:style>
    <style:style style:name="P5" style:family="paragraph" style:parent-style-name="Standard">
      <style:text-properties fo:font-weight="bold" officeooo:rsid="000e2aed" officeooo:paragraph-rsid="000e2aed" style:font-weight-asian="bold" style:font-weight-complex="bold"/>
    </style:style>
    <style:style style:name="P6" style:family="paragraph" style:parent-style-name="Standard">
      <style:text-properties fo:font-weight="bold" officeooo:rsid="000ee184" officeooo:paragraph-rsid="000ee184" style:font-weight-asian="bold" style:font-weight-complex="bold"/>
    </style:style>
    <style:style style:name="P7" style:family="paragraph" style:parent-style-name="Standard">
      <style:text-properties fo:font-weight="bold" officeooo:rsid="0010dd74" officeooo:paragraph-rsid="0010dd74" style:font-weight-asian="bold" style:font-weight-complex="bold"/>
    </style:style>
    <style:style style:name="P8" style:family="paragraph" style:parent-style-name="Standard">
      <style:text-properties fo:font-weight="bold" officeooo:rsid="0011fe5f" officeooo:paragraph-rsid="0011fe5f" style:font-weight-asian="bold" style:font-weight-complex="bold"/>
    </style:style>
    <style:style style:name="P9" style:family="paragraph" style:parent-style-name="Standard">
      <style:text-properties fo:font-weight="bold" officeooo:rsid="0013a85d" officeooo:paragraph-rsid="0013a85d" style:font-weight-asian="bold" style:font-weight-complex="bold"/>
    </style:style>
    <style:style style:name="P10" style:family="paragraph" style:parent-style-name="Standard">
      <style:text-properties fo:font-weight="bold" officeooo:rsid="00147156" officeooo:paragraph-rsid="00147156" style:font-weight-asian="bold" style:font-weight-complex="bold"/>
    </style:style>
    <style:style style:name="P11" style:family="paragraph" style:parent-style-name="Standard">
      <style:text-properties fo:font-weight="normal" officeooo:rsid="000d0299" officeooo:paragraph-rsid="000d0299" style:font-weight-asian="normal" style:font-weight-complex="normal"/>
    </style:style>
    <style:style style:name="P12" style:family="paragraph" style:parent-style-name="Standard">
      <style:text-properties fo:font-weight="normal" officeooo:rsid="000e2aed" officeooo:paragraph-rsid="000e2aed" style:font-weight-asian="normal" style:font-weight-complex="normal"/>
    </style:style>
    <style:style style:name="P13" style:family="paragraph" style:parent-style-name="Standard">
      <style:text-properties fo:font-weight="normal" officeooo:rsid="000ee184" officeooo:paragraph-rsid="000ee184" style:font-weight-asian="normal" style:font-weight-complex="normal"/>
    </style:style>
    <style:style style:name="P14" style:family="paragraph" style:parent-style-name="Standard">
      <style:text-properties fo:font-weight="normal" officeooo:rsid="0010dd74" officeooo:paragraph-rsid="0010dd74" style:font-weight-asian="normal" style:font-weight-complex="normal"/>
    </style:style>
    <style:style style:name="P15" style:family="paragraph" style:parent-style-name="Standard">
      <style:text-properties fo:font-weight="normal" officeooo:rsid="0011fe5f" officeooo:paragraph-rsid="0011fe5f" style:font-weight-asian="normal" style:font-weight-complex="normal"/>
    </style:style>
    <style:style style:name="P16" style:family="paragraph" style:parent-style-name="Standard">
      <style:text-properties fo:font-weight="normal" officeooo:rsid="0013bc49" officeooo:paragraph-rsid="0013bc49" style:font-weight-asian="normal" style:font-weight-complex="normal"/>
    </style:style>
    <style:style style:name="P17" style:family="paragraph" style:parent-style-name="Standard">
      <style:text-properties fo:font-weight="normal" officeooo:rsid="00147156" officeooo:paragraph-rsid="00147156" style:font-weight-asian="normal" style:font-weight-complex="normal"/>
    </style:style>
    <style:style style:name="P18" style:family="paragraph" style:parent-style-name="Standard">
      <style:text-properties fo:font-weight="normal" officeooo:rsid="0014e513" officeooo:paragraph-rsid="0014e513" style:font-weight-asian="normal" style:font-weight-complex="normal"/>
    </style:style>
    <style:style style:name="P19" style:family="paragraph" style:parent-style-name="Standard">
      <style:text-properties fo:font-weight="normal" officeooo:rsid="00170306" officeooo:paragraph-rsid="00170306" style:font-weight-asian="normal" style:font-weight-complex="normal"/>
    </style:style>
    <style:style style:name="P20" style:family="paragraph" style:parent-style-name="Standard">
      <style:text-properties fo:font-weight="normal" officeooo:rsid="00170306" officeooo:paragraph-rsid="0018c971" style:font-weight-asian="normal" style:font-weight-complex="normal"/>
    </style:style>
    <style:style style:name="P21" style:family="paragraph" style:parent-style-name="Standard">
      <style:text-properties fo:font-weight="normal" officeooo:rsid="0018c971" officeooo:paragraph-rsid="00170306" style:font-weight-asian="normal" style:font-weight-complex="normal"/>
    </style:style>
    <style:style style:name="P22" style:family="paragraph" style:parent-style-name="Standard">
      <style:text-properties fo:font-weight="normal" officeooo:rsid="0018c971" officeooo:paragraph-rsid="0018c971" style:font-weight-asian="normal" style:font-weight-complex="normal"/>
    </style:style>
    <style:style style:name="T1" style:family="text">
      <style:text-properties officeooo:rsid="000e2aed"/>
    </style:style>
    <style:style style:name="T2" style:family="text">
      <style:text-properties fo:font-weight="normal" style:font-weight-asian="normal" style:font-weight-complex="normal"/>
    </style:style>
    <style:style style:name="T3" style:family="text">
      <style:text-properties officeooo:rsid="0013a85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officeooo:rsid="001b09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k with Firefox with BBB.</text:p>
      <text:p text:style-name="P1">You use the IP address 192.168.7.2 to connect to the BBB (once you connect your BBB over ethernet and power).</text:p>
      <text:p text:style-name="P1">Then click on Cloud9 section of that page, and then click again on another link of Cloud9.</text:p>
      <text:p text:style-name="P1">+ &gt; Linux Terminal <text:s/>to see a terminal for BBB.</text:p>
      <text:p text:style-name="P1"/>
      <text:p text:style-name="P1">You want to get the ip address of the BBB by doing ifconfig. Check the one over ethernet (starts with eth).</text:p>
      <text:p text:style-name="P1"/>
      <text:p text:style-name="P1">Connect over your BBB using ssh in your terminal with your IP address.</text:p>
      <text:p text:style-name="P1"/>
      <text:p text:style-name="P1">Default login: root with no password.</text:p>
      <text:p text:style-name="P1"/>
      <text:p text:style-name="P1">Now, you can code in python from there using:</text:p>
      <text:p text:style-name="P1">nano test.py</text:p>
      <text:p text:style-name="P1">Then:</text:p>
      <text:p text:style-name="P1">python test.py</text:p>
      <text:p text:style-name="P1"/>
      <text:p text:style-name="P2">You need to know which version of python you are running on your BBB.</text:p>
      <text:p text:style-name="P2"/>
      <text:p text:style-name="P2"/>
      <text:p text:style-name="P3">Pins for digital write are the ones in green in the sketch that is in this directory.</text:p>
      <text:p text:style-name="P3">P9_30 → under p9 header at pin 30.</text:p>
      <text:p text:style-name="P3"/>
      <text:p text:style-name="P3">There are two headers: P8, P9.</text:p>
      <text:p text:style-name="P3"/>
      <text:p text:style-name="P3">For Python to communicate with GPIO pins:</text:p>
      <text:p text:style-name="P4"><text:span text:style-name="T1">i</text:span>mport Adafruit_BBIO.GPIO as GPIO</text:p>
      <text:p text:style-name="P3"/>
      <text:p text:style-name="P3">Get our pin and set it as output:</text:p>
      <text:p text:style-name="P4">outPin=”P9_12”</text:p>
      <text:p text:style-name="P4">GPIO.setup(outPin, GPIO.OUT)</text:p>
      <text:p text:style-name="P4"/>
      <text:p text:style-name="P11">If you want to put delays:</text:p>
      <text:p text:style-name="P4">from time import sleep</text:p>
      <text:p text:style-name="P11"/>
      <text:p text:style-name="P11"/>
      <text:p text:style-name="P4">for x in range(0,5):</text:p>
      <text:p text:style-name="P4"><text:tab/>GPIO.output(outPin, GPIO.HIGH)</text:p>
      <text:p text:style-name="P4"><text:tab/><text:span text:style-name="T1">sleep(3)</text:span></text:p>
      <text:p text:style-name="P4"><text:tab/><text:span text:style-name="T1">GPIO.output(outPin, GPIO.LOW)</text:span></text:p>
      <text:p text:style-name="P4"><text:tab/><text:span text:style-name="T1">sleep(3)</text:span></text:p>
      <text:p text:style-name="P11"/>
      <text:p text:style-name="P12">This resets the pins to use them later (?). Without it, we could get an error next time we run it:</text:p>
      <text:p text:style-name="P5">GPIO.cleanup()</text:p>
      <text:p text:style-name="P11"/>
      <text:p text:style-name="P11"/>
      <text:p text:style-name="P12">If you want to play with analog, include this package:</text:p>
      <text:p text:style-name="P5">import Adafruit_BBIO.PWM as PWM</text:p>
      <text:p text:style-name="P12"><text:soft-page-break/></text:p>
      <text:p text:style-name="P12">Then set your pin:</text:p>
      <text:p text:style-name="P5">myPWM=”P8_13”</text:p>
      <text:p text:style-name="P5"># duty cycle set to 0% - signal off all the time. 100Hz</text:p>
      <text:p text:style-name="P5">PWM.start(myPWM, 0, 1000)</text:p>
      <text:p text:style-name="P5"/>
      <text:p text:style-name="P13">To change your duty cycle, you can do:</text:p>
      <text:p text:style-name="P6">#DC is some duty cycle value from 0 to 100% you want to put</text:p>
      <text:p text:style-name="P6">PWM.set_duty_cycle(myPWM, DC)</text:p>
      <text:p text:style-name="P13"/>
      <text:p text:style-name="P14">Otherwise, you can convert a voltage value that you take as input from your program into a duty cycle value by doing the following:</text:p>
      <text:p text:style-name="P7">DC = V//3.365*100</text:p>
      <text:p text:style-name="P7">if DC&gt;100:</text:p>
      <text:p text:style-name="P7"><text:tab/>DC=100</text:p>
      <text:p text:style-name="P13"/>
      <text:p text:style-name="P13">Once you are done, you can do:</text:p>
      <text:p text:style-name="P6">#Stops pin with PWM</text:p>
      <text:p text:style-name="P6">PWM.stop(myPWM)</text:p>
      <text:p text:style-name="P6">PWM.cleanup()</text:p>
      <text:p text:style-name="P6"/>
      <text:p text:style-name="P14">You can set the frequency doing the following:</text:p>
      <text:p text:style-name="P7">PWM.set_frequency(myPWM, 100)</text:p>
      <text:p text:style-name="P7"><text:span text:style-name="T2"/></text:p>
      <text:p text:style-name="P7"><text:span text:style-name="T2">Overall, this is how the program looks:</text:span></text:p>
      <text:p text:style-name="P7"><text:span text:style-name="T2"/></text:p>
      <text:p text:style-name="P7">import Adafruit_BBIO.PWM as PWM</text:p>
      <text:p text:style-name="P7"/>
      <text:p text:style-name="P7">myPWM = “P8_13”</text:p>
      <text:p text:style-name="P7">PWM.start(myPWM, 0, 1000)</text:p>
      <text:p text:style-name="P7"/>
      <text:p text:style-name="P7">for i in range(0,5):</text:p>
      <text:p text:style-name="P7"><text:tab/>V=input(“Taking voltage val: “)</text:p>
      <text:p text:style-name="P7"><text:tab/>DC=V/3.365*100</text:p>
      <text:p text:style-name="P7"><text:tab/>if DC&gt;100:</text:p>
      <text:p text:style-name="P7"><text:tab/><text:tab/>DC=100</text:p>
      <text:p text:style-name="P7"><text:tab/>PWM.set_duty_cycle(myPWM, DC)</text:p>
      <text:p text:style-name="P7"><text:tab/>PWM.set_frequency(myPWM, 100)</text:p>
      <text:p text:style-name="P7">PWM.stop(myPWM)</text:p>
      <text:p text:style-name="P7">PWM.cleanup()</text:p>
      <text:p text:style-name="P14"/>
      <text:p text:style-name="P15">To read analog values (blue pins on images):</text:p>
      <text:p text:style-name="P8">import Adafruit_BBIO.ADC as ADC</text:p>
      <text:p text:style-name="P8"># activate the analog to digital converter pins</text:p>
      <text:p text:style-name="P8">ADC.setup()</text:p>
      <text:p text:style-name="P8"># import for delays in program</text:p>
      <text:p text:style-name="P8">from time import sleep</text:p>
      <text:p text:style-name="P8">analogPin=”P9_33”</text:p>
      <text:p text:style-name="P8"/>
      <text:p text:style-name="P8"><text:soft-page-break/>while(1):</text:p>
      <text:p text:style-name="P8"><text:tab/># read from analog pin</text:p>
      <text:p text:style-name="P8"><text:tab/>potVal=ADC.read(analogPin)</text:p>
      <text:p text:style-name="P8"><text:tab/>#converts your value to volts</text:p>
      <text:p text:style-name="P8"><text:tab/>potVolts=potVal*1.8 # 1.8 was the maximum of his potentiometer</text:p>
      <text:p text:style-name="P8"/>
      <text:p text:style-name="P15"/>
      <text:p text:style-name="P15">GPS project part 1:</text:p>
      <text:p text:style-name="P8">import serial</text:p>
      <text:p text:style-name="P8">import Adafruit_BBIO.UART as UART</text:p>
      <text:p text:style-name="P9">#P9_UART1TX and P9_UART1RX are activated from this (because this is UART1)</text:p>
      <text:p text:style-name="P8">UART.setup("UART1")</text:p>
      <text:p text:style-name="P9"># Serial port communicating with the GPS. Path to device from the BBB is /<text:span text:style-name="T4">dev/</text:span><text:span text:style-name="T5">ttyO1</text:span></text:p>
      <text:p text:style-name="P9"><text:span text:style-name="T5"># Baud rate: 9600</text:span></text:p>
      <text:p text:style-name="P8">GPS = serial.Serial('/dev/ttyO1', 9600)</text:p>
      <text:p text:style-name="P8">while(1):</text:p>
      <text:p text:style-name="P8"><text:tab/><text:span text:style-name="T3"># wait for the GPS info</text:span></text:p>
      <text:p text:style-name="P8"><text:s text:c="8"/><text:tab/>while GPS.inWaiting()==0:</text:p>
      <text:p text:style-name="P8"><text:s text:c="16"/><text:tab/>pass</text:p>
      <text:p text:style-name="P8"><text:tab/><text:span text:style-name="T3"># get string value</text:span></text:p>
      <text:p text:style-name="P8"><text:s text:c="8"/><text:tab/>NMEA=GPS.readline()</text:p>
      <text:p text:style-name="P8"><text:s text:c="8"/><text:tab/>print NMEA</text:p>
      <text:p text:style-name="P8"/>
      <text:p text:style-name="P8"/>
      <text:p text:style-name="P16">Communication of Arduino and BeagleBone Black over SPI:</text:p>
      <text:p text:style-name="P16"><text:a xlink:type="simple" xlink:href="http://ulasdikme.com/projects/arduino/BBB_Arduino_SPI.php" text:style-name="Internet_20_link" text:visited-style-name="Visited_20_Internet_20_Link">http://ulasdikme.com/projects/arduino/BBB_Arduino_SPI.php</text:a></text:p>
      <text:p text:style-name="P16"/>
      <text:p text:style-name="P16">This link shows the connections that need to be made between the arduino and the beaglebone black so that they can communicate. The tutorial however is clearly not the best.</text:p>
      <text:p text:style-name="P16"/>
      <text:p text:style-name="P17">This sets up SPI for our BeagleBone Black:</text:p>
      <text:p text:style-name="P17"><text:a xlink:type="simple" xlink:href="https://learn.adafruit.com/setting-up-io-python-library-on-beaglebone-black/spi" text:style-name="Internet_20_link" text:visited-style-name="Visited_20_Internet_20_Link">https://learn.adafruit.com/setting-up-io-python-library-on-beaglebone-black/spi</text:a></text:p>
      <text:p text:style-name="P17">And in there is also the commands to accept SPI1 to change the uEnv.txt file.</text:p>
      <text:p text:style-name="P17"/>
      <text:p text:style-name="P17">This shows you basic operations of the SPI library:</text:p>
      <text:p text:style-name="P17"><text:a xlink:type="simple" xlink:href="https://github.com/adafruit/adafruit-beaglebone-io-python/blob/master/docs/SPI.rst" text:style-name="Internet_20_link" text:visited-style-name="Visited_20_Internet_20_Link">https://github.com/adafruit/adafruit-beaglebone-io-python/blob/master/docs/SPI.rst</text:a></text:p>
      <text:p text:style-name="P17"/>
      <text:p text:style-name="P17">My guess is :</text:p>
      <text:p text:style-name="P10">spi = SPI(0,0)</text:p>
      <text:p text:style-name="P10">spi.open(0,0)</text:p>
      <text:p text:style-name="P10">spi.writebytes([33])</text:p>
      <text:p text:style-name="P10">spi.close()</text:p>
      <text:p text:style-name="P10">spi.open(0,0)</text:p>
      <text:p text:style-name="P10">spi.readbytes(10)</text:p>
      <text:p text:style-name="P10">spi.close()</text:p>
      <text:p text:style-name="P17"/>
      <text:p text:style-name="P18">Source code for spi library: </text:p>
      <text:p text:style-name="P18"><text:a xlink:type="simple" xlink:href="https://github.com/adafruit/adafruit-beaglebone-io-python/blob/master/source/spimodule.c" text:style-name="Internet_20_link" text:visited-style-name="Visited_20_Internet_20_Link">https://github.com/adafruit/adafruit-beaglebone-io-python/blob/master/source/spimodule.c</text:a></text:p>
      <text:p text:style-name="P18"/>
      <text:p text:style-name="P19"><text:soft-page-break/>This seems to take the camera input with python:</text:p>
      <text:p text:style-name="P19"><text:a xlink:type="simple" xlink:href="https://stackoverflow.com/questions/50227719/accessing-beaglebone-python-opencv-usb-camera-but-the-display-showing-black-scre" text:style-name="Internet_20_link" text:visited-style-name="Visited_20_Internet_20_Link">https://stackoverflow.com/questions/50227719/accessing-beaglebone-python-opencv-usb-camera-but-the-display-showing-black-scre</text:a></text:p>
      <text:p text:style-name="P19"/>
      <text:p text:style-name="P22">What I learned is that VideoCapture is pretty slow from this post: <text:a xlink:type="simple" xlink:href="https://stackoverflow.com/questions/37169517/beaglebone-black-opencv-python-is-too-slow" text:style-name="Internet_20_link" text:visited-style-name="Visited_20_Internet_20_Link">https://stackoverflow.com/questions/37169517/beaglebone-black-opencv-python-is-too-slow</text:a> (do I see a suggestion in the second post?). We can thread the process:</text:p>
      <text:p text:style-name="P22"><text:a xlink:type="simple" xlink:href="https://www.pyimagesearch.com/2015/12/21/increasing-webcam-fps-with-python-and-opencv/" text:style-name="Internet_20_link" text:visited-style-name="Visited_20_Internet_20_Link">https://www.pyimagesearch.com/2015/12/21/increasing-webcam-fps-with-python-and-opencv/</text:a></text:p>
      <text:p text:style-name="P20"/>
      <text:p text:style-name="P19">This talks about how to install opencv-python for the beaglebone black:</text:p>
      <text:p text:style-name="P19"><text:a xlink:type="simple" xlink:href="http://mrityunjai.in/installing-opencv-2-4-9-in-beagleboneblack-ubuntu-14-04/" text:style-name="Internet_20_link" text:visited-style-name="Visited_20_Internet_20_Link">http://mrityunjai.in/installing-opencv-2-4-9-in-beagleboneblack-ubuntu-14-04/</text:a></text:p>
      <text:p text:style-name="P19">(You have to <text:span text:style-name="T6">make</text:span> it :O )</text:p>
      <text:p text:style-name="P21"/>
      <text:p text:style-name="P22">Using edge detection filter, seems pretty easy. However, might need to apply Gaussian filter as well, because if there are patterns on the floor, could get the robot f* up… Might need to look up for a horizontal line, <text:span text:style-name="T7">or a big line that delimits the floor from the wall</text:span>:</text:p>
      <text:p text:style-name="P22"><text:a xlink:type="simple" xlink:href="https://bigfacerobotics.wordpress.com/2014/12/18/obstacle-detection-using-opencv/" text:style-name="Internet_20_link" text:visited-style-name="Visited_20_Internet_20_Link">https://bigfacerobotics.wordpress.com/2014/12/18/obstacle-detection-using-opencv/</text:a></text:p>
      <text:p text:style-name="P22"/>
      <text:p text:style-name="P22">If the edge is too close to the lower end of the image, turn around… Or, if you see the edge in one frame and do not see it in another, this means you need to back up (if too close) or turn around.</text:p>
      <text:p text:style-name="P19"/>
      <text:p text:style-name="P22">Could have both a ultraviolet sensor and a webcam to identify if too close of an obstacle. We could have some speech telling which took the decision… (ultraviolet or webcam?)</text:p>
      <text:p text:style-name="P22"/>
      <text:p text:style-name="P22"><text:a xlink:type="simple" xlink:href="https://pythonprogramminglanguage.com/text-to-speech/" text:style-name="Internet_20_link" text:visited-style-name="Visited_20_Internet_20_Link">https://pythonprogramminglanguage.com/text-to-speech/</text:a> seems pretty easy to use… once pip is installed and the package as well 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18:29:57.628233002</meta:creation-date>
    <meta:generator>LibreOffice/6.0.7.3$Linux_X86_64 LibreOffice_project/00m0$Build-3</meta:generator>
    <dc:date>2019-10-31T21:29:13.601705777</dc:date>
    <meta:editing-duration>PT15M35S</meta:editing-duration>
    <meta:editing-cycles>6</meta:editing-cycles>
    <meta:document-statistic meta:table-count="0" meta:image-count="0" meta:object-count="0" meta:page-count="4" meta:paragraph-count="118" meta:word-count="767" meta:character-count="5273" meta:non-whitespace-character-count="4560"/>
  </office:meta>
</office:document-meta>
</file>